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4586" draw:textarea-horizontal-align="justify" draw:textarea-vertical-align="middle" draw:auto-grow-height="false" fo:min-height="1.651cm" fo:min-width="4.489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8.777cm" fo:min-width="4.489cm"/>
    </style:style>
    <style:style style:name="gr3" style:family="graphic" style:parent-style-name="standard">
      <style:graphic-properties draw:textarea-horizontal-align="justify" draw:textarea-vertical-align="middle" draw:auto-grow-height="false" fo:min-height="1.651cm" fo:min-width="4.48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5cm" fo:min-width="0.574cm"/>
    </style:style>
    <style:style style:name="gr6" style:family="graphic" style:parent-style-name="standard">
      <style:graphic-properties draw:fill-color="#7e0021" draw:textarea-horizontal-align="justify" draw:textarea-vertical-align="middle" draw:auto-grow-height="false" fo:min-height="1.247cm" fo:min-width="0cm"/>
    </style:style>
    <style:style style:name="gr7" style:family="graphic" style:parent-style-name="standard">
      <style:graphic-properties draw:fill-color="#7e0021" draw:textarea-horizontal-align="justify" draw:textarea-vertical-align="middle" draw:auto-grow-height="false" fo:min-height="1.246cm" fo:min-width="0cm"/>
    </style:style>
    <style:style style:name="gr8" style:family="graphic" style:parent-style-name="objectwithoutfill">
      <style:graphic-properties svg:stroke-width="0.1cm" svg:stroke-color="#800000" draw:marker-start-width="0.35cm" draw:marker-end="Arrow" draw:marker-end-width="0.45cm" draw:fill="none" draw:fill-color="#ff420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0.793cm"/>
    </style:style>
    <style:style style:name="gr10" style:family="graphic" style:parent-style-name="standard">
      <style:graphic-properties draw:stroke="none" svg:stroke-color="#000000" draw:fill="none" draw:fill-color="#ffffff" fo:min-height="0.794cm"/>
    </style:style>
    <style:style style:name="P1" style:family="paragraph">
      <style:paragraph-properties fo:text-align="center"/>
      <style:text-properties fo:color="#ffffff" fo:font-size="14pt" style:font-size-asian="14pt" style:font-size-complex="14pt"/>
    </style:style>
    <style:style style:name="P2" style:family="paragraph">
      <loext:graphic-properties draw:fill-color="#004586"/>
      <style:paragraph-properties fo:text-align="center"/>
      <style:text-properties fo:color="#ffffff" fo:font-size="14pt" style:font-size-asian="14pt" style:font-size-complex="14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7e0021"/>
      <style:paragraph-properties fo:text-align="center"/>
    </style:style>
    <style:style style:name="P7" style:family="paragraph">
      <loext:graphic-properties draw:fill="none" draw:fill-color="#ff420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3" draw:id="id3" draw:layer="layout" svg:width="4.989cm" svg:height="1.901cm" svg:x="9.072cm" svg:y="1.443cm">
          <text:p text:style-name="P1"><text:span text:style-name="T1">CF alignment 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89cm" svg:height="9.027cm" svg:x="9.072cm" svg:y="3.3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989cm" svg:height="1.901cm" svg:x="9.072cm" svg:y="12.371cm">
          <text:p text:style-name="P4"><text:span text:style-name="T1">TFT alignment lay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1.566cm" svg:y1="14.272cm" svg:x2="5.059cm" svg:y2="8.834cm" draw:start-shape="id1" draw:start-glue-point="2" draw:end-shape="id2" draw:end-glue-point="8" svg:d="M11566 14272v500h-6507v-5938" svg:viewBox="0 0 6508 5939">
          <text:p/>
        </draw:connector>
        <draw:custom-shape draw:style-name="gr5" draw:text-style-name="P4" xml:id="id2" draw:id="id2" draw:layer="layout" svg:width="1.518cm" svg:height="1.519cm" svg:x="4.3cm" svg:y="7.315cm">
          <text:p text:style-name="P4"><text:span text:style-name="T2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5.059cm" svg:y1="7.315cm" svg:x2="11.566cm" svg:y2="1.443cm" draw:start-shape="id2" draw:start-glue-point="4" draw:end-shape="id3" draw:end-glue-point="0" svg:d="M5059 7315v-6374h6507v502" svg:viewBox="0 0 6508 6375">
          <text:p/>
        </draw:connector>
        <draw:custom-shape draw:style-name="gr6" draw:text-style-name="P6" draw:layer="layout" svg:width="0.555cm" svg:height="2.115cm" draw:transform="rotate (-1.00688044547553) translate (12.285cm 3.28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554cm" svg:height="2.115cm" draw:transform="skewX (0.00052359877559824) rotate (-1.00688044547553) translate (12.285cm 4.3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5.54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6.8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6" draw:layer="layout" svg:width="0.555cm" svg:height="2.115cm" draw:transform="rotate (-1.00688044547553) translate (12.285cm 8.16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9.4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6" draw:layer="layout" svg:width="0.555cm" svg:height="2.116cm" draw:transform="skewX (-0.0024434609527921) rotate (-1.00688044547553) translate (12.285cm 10.7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7" draw:layer="layout" svg:x1="18.291cm" svg:y1="8.617cm" svg:x2="18.291cm" svg:y2="5.146cm">
          <text:p/>
        </draw:line>
        <draw:line draw:style-name="gr8" draw:text-style-name="P7" draw:layer="layout" svg:x1="18.291cm" svg:y1="8.644cm" svg:x2="16.447cm" svg:y2="10.786cm">
          <text:p/>
        </draw:line>
        <draw:line draw:style-name="gr8" draw:text-style-name="P7" draw:layer="layout" svg:x1="18.318cm" svg:y1="8.618cm" svg:x2="22.195cm" svg:y2="8.725cm">
          <text:p/>
        </draw:line>
        <draw:frame draw:style-name="gr9" draw:text-style-name="P8" draw:layer="layout" svg:width="1.302cm" svg:height="1.043cm" svg:x="17.857cm" svg:y="4.062cm">
          <draw:text-box>
            <text:p>z</text:p>
          </draw:text-box>
        </draw:frame>
        <draw:frame draw:style-name="gr9" draw:text-style-name="P8" draw:layer="layout" svg:width="1.302cm" svg:height="1.043cm" svg:x="15.796cm" svg:y="10.569cm">
          <draw:text-box>
            <text:p>x</text:p>
          </draw:text-box>
        </draw:frame>
        <draw:frame draw:style-name="gr10" draw:text-style-name="P8" draw:layer="layout" svg:width="1.302cm" svg:height="1.044cm" svg:x="22.195cm" svg:y="8.074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4T10:55:08.631487280</meta:creation-date>
    <dc:date>2015-06-04T11:15:21.490015203</dc:date>
    <meta:editing-duration>PT20M17S</meta:editing-duration>
    <meta:editing-cycles>11</meta:editing-cycles>
    <meta:generator>LibreOffice/4.4.0.3$Linux_X86_64 LibreOffice_project/de093506bcdc5fafd9023ee680b8c60e3e0645d7</meta:generator>
    <meta:document-statistic meta:object-count="19"/>
  </office:meta>
</office:document-meta>
</file>